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1bce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1bce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rsid="00156edf" officeooo:paragraph-rsid="0001bce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01bce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db41" officeooo:paragraph-rsid="0001bce2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db41" officeooo:paragraph-rsid="000226c8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0226c8" officeooo:paragraph-rsid="000226c8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02df26" officeooo:paragraph-rsid="0002df26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0226c8" officeooo:paragraph-rsid="000226c8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02df26" officeooo:paragraph-rsid="0002df26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ospace" fo:font-size="14pt" fo:font-weight="bold" officeooo:rsid="0002df26" officeooo:paragraph-rsid="0002df26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1bce2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01bce2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bce2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bce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bce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41f835" officeooo:paragraph-rsid="0001bce2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01bce2" style:font-size-asian="18pt" style:font-weight-asian="bold" style:font-name-complex="Times New Roman1" style:font-size-complex="18pt"/>
    </style:style>
    <style:style style:name="P19" style:family="paragraph" style:parent-style-name="Standard">
      <style:text-properties style:font-name="Times New Roman" fo:font-size="18pt" fo:font-weight="bold" officeooo:paragraph-rsid="0001bce2" style:font-size-asian="18pt" style:font-weight-asian="bold" style:font-name-complex="Times New Roman1" style:font-size-complex="18pt"/>
    </style:style>
    <style:style style:name="P20" style:family="paragraph" style:parent-style-name="Standard">
      <style:paragraph-properties fo:text-align="center" style:justify-single-word="false"/>
      <style:text-properties officeooo:paragraph-rsid="0001bce2"/>
    </style:style>
    <style:style style:name="P2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1bce2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01bce2"/>
    </style:style>
    <style:style style:name="P23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01bce2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01bce2" style:font-name-asian="Times New Roman1" style:font-size-asian="14pt" style:font-name-complex="Times New Roman1" style:font-size-complex="14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1bce2" style:font-size-asian="14pt" style:font-name-complex="Times New Roman1" style:font-size-complex="14pt"/>
    </style:style>
    <style:style style:name="P26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01bce2" style:font-name-asian="Times New Roman1" style:font-size-asian="14pt" style:font-name-complex="Times New Roman1" style:font-size-complex="14pt"/>
    </style:style>
    <style:style style:name="P27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0226c8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bold" officeooo:rsid="0017db41" officeooo:paragraph-rsid="000226c8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405d20" fo:background-color="transparent" loext:char-shading-value="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officeooo:rsid="0004a62a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0226c8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405d20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11" style:family="text">
      <style:text-properties officeooo:rsid="00405d20"/>
    </style:style>
    <style:style style:name="T12" style:family="text">
      <style:text-properties officeooo:rsid="0002df26"/>
    </style:style>
    <style:style style:name="T13" style:family="text">
      <style:text-properties officeooo:rsid="000342dc"/>
    </style:style>
    <style:style style:name="T14" style:family="text">
      <style:text-properties fo:color="#54ff54" fo:background-color="#ffffff" loext:char-shading-value="0"/>
    </style:style>
    <style:style style:name="T15" style:family="text">
      <style:text-properties fo:background-color="#ffffff" loext:char-shading-value="0"/>
    </style:style>
    <style:style style:name="T16" style:family="text">
      <style:text-properties fo:color="#5454ff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13">(Национальный Исследовательский Университет)</text:p>
      <text:p text:style-name="P13">Факультет информационных технологий и прикладной математики</text:p>
      <text:p text:style-name="P13">Кафедра вычислительной математики и программирования</text:p>
      <text:p text:style-name="P18"/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pan text:style-name="T1">Лабораторная работ</text:span><text:span text:style-name="T2">а</text:span><text:span text:style-name="T1"> №</text:span><text:span text:style-name="T4">6</text:span><text:span text:style-name="T1"> по курсу</text:span><text:span text:style-name="T5"> </text:span></text:p>
      <text:p text:style-name="P15">«Операционные системы»</text:p>
      <text:p text:style-name="P16"/>
      <text:p text:style-name="P17">Работа с динамическими библиотеками</text:p>
      <text:p text:style-name="P19"/>
      <text:p text:style-name="P18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3"/>
      <text:p text:style-name="P21"/>
      <text:p text:style-name="P21"/>
      <text:p text:style-name="P24"/>
      <text:p text:style-name="P21"/>
      <text:p text:style-name="P12"><text:span text:style-name="T6">Студент: </text:span><text:span text:style-name="T8">Симонов <text:s/>Сергей Яковлевич</text:span></text:p>
      <text:p text:style-name="P22"><text:span text:style-name="T6">Группа: М80 – 20</text:span><text:span text:style-name="T10">6</text:span><text:span text:style-name="T6">Б-18</text:span></text:p>
      <text:p text:style-name="P22"><text:span text:style-name="T6">Вариант: </text:span><text:span text:style-name="T7">26</text:span></text:p>
      <text:p text:style-name="P12"><text:span text:style-name="T6">Преподаватель: </text:span>Миронов Евгений Сергееви<text:span text:style-name="T11">ч</text:span></text:p>
      <text:p text:style-name="P1">Оценка: ___________</text:p>
      <text:p text:style-name="P1">Дата: ___________</text:p>
      <text:p text:style-name="P12"><text:span text:style-name="T9">Подпись</text:span><text:span text:style-name="T6">: ___________</text:span></text:p>
      <text:p text:style-name="P2"/>
      <text:p text:style-name="P3">Москва, 2019</text:p>
      <text:p text:style-name="P5"><text:soft-page-break/>Содержание</text:p>
      <text:list xml:id="list4103656182" text:style-name="L1">
        <text:list-item>
          <text:p text:style-name="P26">Постановка задачи</text:p>
        </text:list-item>
        <text:list-item>
          <text:p text:style-name="P27">Общие сведения о программе, метод и алгоритм решения</text:p>
        </text:list-item>
        <text:list-item>
          <text:p text:style-name="P26">Основные файлы программы</text:p>
        </text:list-item>
        <text:list-item>
          <text:p text:style-name="P26">Демонстрация работы программы</text:p>
        </text:list-item>
        <text:list-item>
          <text:p text:style-name="P26">Вывод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><text:soft-page-break/>Постановка задачи</text:p>
      <text:p text:style-name="P9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</text:p>
      <text:p text:style-name="P9">Тип топологии: Дерево общего вида. Тип команды: Локальный таймер. Тип проверки доступности узлов: Пинг узла с указанным id.</text:p>
      <text:p text:style-name="P9"/>
      <text:p text:style-name="P9"/>
      <text:list xml:id="list175125351359895" text:continue-numbering="true" text:style-name="L1">
        <text:list-header>
          <text:p text:style-name="P28"/>
        </text:list-header>
      </text:list>
      <text:p text:style-name="P6"/>
      <text:p text:style-name="P6"/>
      <text:p text:style-name="P6"/>
      <text:p text:style-name="P6">Общие сведения о программе, метод и алгоритм решения</text:p>
      <text:p text:style-name="P6"/>
      <text:p text:style-name="P9">Программа разбита на файлы soketRoutine.hpp, <text:s/>soketRoutine.hpp (отвечают за работу с сокетами – получение и отправку сообщений, создание сокета), calcNode.cpp (содержит описание логики вычислительного узла), handlerNode.cpp (содержит описание логики управляющего узла).</text:p>
      <text:p text:style-name="P9">Каждый вычислительный узел при создании получает номер порта родителя, к которому он должен подключиться, а также свой id. <text:span text:style-name="T12">Внутри себя он содержит 3 хэш-таблицы, содержащие сокеты детей узла, их идентификаторы процессов и номера портов.</text:span></text:p>
      <text:p text:style-name="P10">При получении нового сообщения, адресованного конкретному узлу, строится путь до этого узла – вектор, содержащий id узлов на пути от управляющего к указанному и сообщение посылается в основной сокет, откуда согласно указанному пути пересылается через другие сокеты к необходимому узлу.</text:p>
      <text:p text:style-name="P10"/>
      <text:p text:style-name="P10"/>
      <text:p text:style-name="P8"/>
      <text:p text:style-name="P8"/>
      <text:p text:style-name="P8"/>
      <text:p text:style-name="P8">Основные файлы программы</text:p>
      <text:p text:style-name="P8"/>
      <text:p text:style-name="P10">calcNode.cpp</text:p>
      <text:p text:style-name="P10"/>
      <text:p text:style-name="P10">#include &lt;string&gt;</text:p>
      <text:p text:style-name="P10">#include &lt;chrono&gt;</text:p>
      <text:p text:style-name="P10">#include &lt;sstream&gt;</text:p>
      <text:p text:style-name="P10">#include &lt;zmq.hpp&gt;</text:p>
      <text:p text:style-name="P10">#include &lt;csignal&gt;</text:p>
      <text:p text:style-name="P10">#include &lt;iostream&gt;</text:p>
      <text:p text:style-name="P10"><text:soft-page-break/>#include &lt;unordered_map&gt;</text:p>
      <text:p text:style-name="P10"/>
      <text:p text:style-name="P10">#include "socketRoutine.hpp"</text:p>
      <text:p text:style-name="P10"/>
      <text:p text:style-name="P10">int main(int argc, char* argv[]) {</text:p>
      <text:p text:style-name="P10"><text:s text:c="4"/>if(argc != 3) {</text:p>
      <text:p text:style-name="P10"><text:s text:c="8"/>std::cerr &lt;&lt; "Not enough parameters" &lt;&lt; std::endl;</text:p>
      <text:p text:style-name="P10"><text:s text:c="8"/>exit(-1);</text:p>
      <text:p text:style-name="P10"><text:s text:c="4"/>}</text:p>
      <text:p text:style-name="P10"><text:s text:c="4"/>int id = std::stoi(argv[1]);</text:p>
      <text:p text:style-name="P10"><text:s text:c="4"/>int parentPort = std::stoi(argv[2]);</text:p>
      <text:p text:style-name="P10"><text:s text:c="4"/>zmq::context_t ctx;</text:p>
      <text:p text:style-name="P10"><text:s text:c="4"/>zmq::socket_t parentSocket(ctx, ZMQ_REP);</text:p>
      <text:p text:style-name="P10"><text:s text:c="4"/>std::string portTemplate = "tcp://127.0.0.1:";</text:p>
      <text:p text:style-name="P10"><text:s text:c="4"/>parentSocket.connect(portTemplate + std::to_string(parentPort));</text:p>
      <text:p text:style-name="P10"><text:s text:c="4"/>std::unordered_map&lt;int, zmq::socket_t&gt; sockets;</text:p>
      <text:p text:style-name="P10"><text:s text:c="4"/>std::unordered_map&lt;int, int&gt; pids;</text:p>
      <text:p text:style-name="P10"><text:s text:c="4"/>std::unordered_map&lt;int, int&gt; ports;</text:p>
      <text:p text:style-name="P10"><text:s text:c="4"/>auto start = std::chrono::high_resolution_clock::now();</text:p>
      <text:p text:style-name="P10"><text:s text:c="4"/>auto stop = std::chrono::high_resolution_clock::now();</text:p>
      <text:p text:style-name="P10"><text:s text:c="4"/>auto time = 0;</text:p>
      <text:p text:style-name="P10"><text:s text:c="4"/>bool clockStarted = false;</text:p>
      <text:p text:style-name="P10"><text:s text:c="4"/>while(true) {</text:p>
      <text:p text:style-name="P10"><text:s text:c="8"/>std::string action = ReceiveMessage(parentSocket);</text:p>
      <text:p text:style-name="P10"><text:s text:c="8"/>std::stringstream s(action);</text:p>
      <text:p text:style-name="P10"><text:s text:c="8"/>std::string command;</text:p>
      <text:p text:style-name="P10"><text:s text:c="8"/>s &gt;&gt; command;</text:p>
      <text:p text:style-name="P10"><text:s text:c="8"/>if(command == "pid") {</text:p>
      <text:p text:style-name="P10"><text:s text:c="12"/>std::string reply = "Ok: " + std::to_string(getpid());</text:p>
      <text:p text:style-name="P10"><text:s text:c="12"/>SendMessage(parentSocket, reply);</text:p>
      <text:p text:style-name="P10"><text:s text:c="8"/>} else if(command == "create") {</text:p>
      <text:p text:style-name="P10"><text:s text:c="12"/>int size, nodeId;</text:p>
      <text:p text:style-name="P10"><text:s text:c="12"/>s &gt;&gt; size;</text:p>
      <text:p text:style-name="P10"><text:s text:c="12"/>std::vector&lt;int&gt; path(size);</text:p>
      <text:p text:style-name="P10"><text:s text:c="12"/>for(int i = 0; i &lt; size; ++i) {</text:p>
      <text:p text:style-name="P10"><text:s text:c="16"/>s &gt;&gt; path[i];</text:p>
      <text:p text:style-name="P10"><text:s text:c="12"/>}</text:p>
      <text:p text:style-name="P10"><text:s text:c="12"/>s &gt;&gt; nodeId;</text:p>
      <text:p text:style-name="P10"><text:s text:c="12"/>if(size == 0) {</text:p>
      <text:p text:style-name="P10"><text:s text:c="16"/>auto socket = zmq::socket_t(ctx, ZMQ_REQ);</text:p>
      <text:p text:style-name="P10"><text:s text:c="16"/>socket.setsockopt(ZMQ_SNDTIMEO, 5000);</text:p>
      <text:p text:style-name="P10"><text:s text:c="16"/>socket.setsockopt(ZMQ_LINGER, 5000);</text:p>
      <text:p text:style-name="P10"><text:s text:c="16"/>socket.setsockopt(ZMQ_RCVTIMEO, 5000);</text:p>
      <text:p text:style-name="P10"><text:s text:c="16"/>socket.setsockopt(ZMQ_REQ_CORRELATE, 1);</text:p>
      <text:p text:style-name="P10"><text:s text:c="16"/>socket.setsockopt(ZMQ_REQ_RELAXED, 1);</text:p>
      <text:p text:style-name="P10"><text:soft-page-break/><text:s text:c="16"/>sockets.emplace(nodeId, std::move(socket));</text:p>
      <text:p text:style-name="P10"><text:s text:c="16"/>int port = BindSocket(sockets.at(nodeId));</text:p>
      <text:p text:style-name="P10"><text:s text:c="16"/>std::cout &lt;&lt; port &lt;&lt; std::endl;</text:p>
      <text:p text:style-name="P10"><text:s text:c="16"/>int pid = fork();</text:p>
      <text:p text:style-name="P10"><text:s text:c="16"/>if(pid == -1) {</text:p>
      <text:p text:style-name="P10"><text:s text:c="20"/>SendMessage(parentSocket, "Unable to fork");</text:p>
      <text:p text:style-name="P10"><text:s text:c="16"/>} else if(pid == 0) {</text:p>
      <text:p text:style-name="P10"><text:s text:c="20"/>CreateNode(nodeId, port);</text:p>
      <text:p text:style-name="P10"><text:s text:c="16"/>} else {</text:p>
      <text:p text:style-name="P10"><text:s text:c="20"/>ports[nodeId] = port;</text:p>
      <text:p text:style-name="P10"><text:s text:c="20"/>pids[nodeId] = pid;</text:p>
      <text:p text:style-name="P10"><text:s text:c="20"/>SendMessage(sockets.at(nodeId), "pid");</text:p>
      <text:p text:style-name="P10"><text:s text:c="20"/>SendMessage(parentSocket, ReceiveMessage(sockets.at(nodeId)));</text:p>
      <text:p text:style-name="P10"><text:s text:c="16"/>}</text:p>
      <text:p text:style-name="P10"><text:s text:c="12"/>} else {</text:p>
      <text:p text:style-name="P10"><text:s text:c="16"/>int nextId = path.front();</text:p>
      <text:p text:style-name="P10"><text:s text:c="16"/>path.erase(path.begin());</text:p>
      <text:p text:style-name="P10"><text:s text:c="16"/>std::stringstream msg;</text:p>
      <text:p text:style-name="P10"><text:s text:c="16"/>msg &lt;&lt; "create " &lt;&lt; path.size();</text:p>
      <text:p text:style-name="P10"><text:s text:c="16"/>for(int i : path) {</text:p>
      <text:p text:style-name="P10"><text:s text:c="20"/>msg &lt;&lt; " " &lt;&lt; i;</text:p>
      <text:p text:style-name="P10"><text:s text:c="16"/>}</text:p>
      <text:p text:style-name="P10"><text:s text:c="16"/>msg &lt;&lt; " " &lt;&lt; nodeId;</text:p>
      <text:p text:style-name="P10"><text:s text:c="16"/>SendMessage(sockets.at(nextId), msg.str());</text:p>
      <text:p text:style-name="P10"><text:s text:c="16"/>SendMessage(parentSocket, ReceiveMessage(sockets.at(nextId)));</text:p>
      <text:p text:style-name="P10"><text:s text:c="12"/>}</text:p>
      <text:p text:style-name="P10"><text:s text:c="8"/>} else if(command == "remove") {</text:p>
      <text:p text:style-name="P10"><text:s text:c="12"/>int size, nodeId;</text:p>
      <text:p text:style-name="P10"><text:s text:c="12"/>s &gt;&gt; size;</text:p>
      <text:p text:style-name="P10"><text:s text:c="12"/>std::vector&lt;int&gt; path(size);</text:p>
      <text:p text:style-name="P10"><text:s text:c="12"/>for(int i = 0; i &lt; size; ++i) {</text:p>
      <text:p text:style-name="P10"><text:s text:c="16"/>s &gt;&gt; path[i];</text:p>
      <text:p text:style-name="P10"><text:s text:c="12"/>}</text:p>
      <text:p text:style-name="P10"><text:s text:c="12"/>s &gt;&gt; nodeId;</text:p>
      <text:p text:style-name="P10"><text:s text:c="12"/>if(path.empty()) {</text:p>
      <text:p text:style-name="P10"><text:s text:c="16"/>SendMessage(sockets.at(nodeId), "kill");</text:p>
      <text:p text:style-name="P10"><text:s text:c="16"/>ReceiveMessage(sockets.at(nodeId));</text:p>
      <text:p text:style-name="P10"><text:s text:c="16"/>kill(pids[nodeId], SIGTERM);</text:p>
      <text:p text:style-name="P10"><text:s text:c="16"/>kill(pids[nodeId], SIGKILL);</text:p>
      <text:p text:style-name="P10"><text:s text:c="16"/>pids.erase(nodeId);</text:p>
      <text:p text:style-name="P10"><text:s text:c="16"/>sockets.at(nodeId).disconnect(portTemplate + std::to_string(ports[nodeId]));</text:p>
      <text:p text:style-name="P10"><text:s text:c="16"/>ports.erase(nodeId);</text:p>
      <text:p text:style-name="P10"><text:s text:c="16"/>sockets.erase(nodeId);</text:p>
      <text:p text:style-name="P10"><text:s text:c="16"/>SendMessage(parentSocket, "Ok");</text:p>
      <text:p text:style-name="P10"><text:soft-page-break/><text:s text:c="12"/>} else {</text:p>
      <text:p text:style-name="P10"><text:s text:c="16"/>int nextId = path.front();</text:p>
      <text:p text:style-name="P10"><text:s text:c="16"/>path.erase(path.begin());</text:p>
      <text:p text:style-name="P10"><text:s text:c="16"/>std::stringstream msg;</text:p>
      <text:p text:style-name="P10"><text:s text:c="16"/>msg &lt;&lt; "remove " &lt;&lt; path.size();</text:p>
      <text:p text:style-name="P10"><text:s text:c="16"/>for(int i : path) {</text:p>
      <text:p text:style-name="P10"><text:s text:c="20"/>msg &lt;&lt; " " &lt;&lt; i;</text:p>
      <text:p text:style-name="P10"><text:s text:c="16"/>}</text:p>
      <text:p text:style-name="P10"><text:s text:c="16"/>msg &lt;&lt; " " &lt;&lt; nodeId;</text:p>
      <text:p text:style-name="P10"><text:s text:c="16"/>SendMessage(sockets.at(nextId), msg.str());</text:p>
      <text:p text:style-name="P10"><text:s text:c="16"/>SendMessage(parentSocket, ReceiveMessage(sockets.at(nextId)));</text:p>
      <text:p text:style-name="P10"><text:s text:c="12"/>}</text:p>
      <text:p text:style-name="P10"><text:s text:c="8"/>} else if(command == "exec") {</text:p>
      <text:p text:style-name="P10"><text:s text:c="12"/>int size;</text:p>
      <text:p text:style-name="P10"><text:s text:c="12"/>std::string subcommand;</text:p>
      <text:p text:style-name="P10"><text:s text:c="12"/>s &gt;&gt; subcommand &gt;&gt; size;</text:p>
      <text:p text:style-name="P10"><text:s text:c="12"/>std::vector&lt;int&gt; path(size);</text:p>
      <text:p text:style-name="P10"><text:s text:c="12"/>for(int i = 0; i &lt; size; ++i) {</text:p>
      <text:p text:style-name="P10"><text:s text:c="16"/>s &gt;&gt; path[i];</text:p>
      <text:p text:style-name="P10"><text:s text:c="12"/>}</text:p>
      <text:p text:style-name="P10"><text:s text:c="12"/>if(path.empty()) {</text:p>
      <text:p text:style-name="P10"><text:s text:c="16"/>if(subcommand == "start") {</text:p>
      <text:p text:style-name="P10"><text:s text:c="20"/>start = std::chrono::high_resolution_clock::now();</text:p>
      <text:p text:style-name="P10"><text:s text:c="20"/>clockStarted = true;</text:p>
      <text:p text:style-name="P10"><text:s text:c="20"/>SendMessage(parentSocket, "Ok:" + std::to_string(id));</text:p>
      <text:p text:style-name="P10"><text:s text:c="16"/>} else if(subcommand == "stop") {</text:p>
      <text:p text:style-name="P10"><text:s text:c="20"/>if(clockStarted) {</text:p>
      <text:p text:style-name="P10"><text:s text:c="24"/>stop = std::chrono::high_resolution_clock::now();</text:p>
      <text:p text:style-name="P10"><text:s text:c="24"/>time += std::chrono::duration_cast&lt;std::chrono::milliseconds&gt;</text:p>
      <text:p text:style-name="P10"><text:s text:c="28"/>(stop - start).count();</text:p>
      <text:p text:style-name="P10"><text:s text:c="24"/>clockStarted = false;</text:p>
      <text:p text:style-name="P10"><text:s text:c="20"/>}</text:p>
      <text:p text:style-name="P10"><text:s text:c="20"/>SendMessage(parentSocket, "Ok:" + std::to_string(id));</text:p>
      <text:p text:style-name="P10"><text:s text:c="16"/>} else if(subcommand == "time") {</text:p>
      <text:p text:style-name="P10"><text:s text:c="20"/>SendMessage(parentSocket, "Ok: " + std::to_string(id) + ": " </text:p>
      <text:p text:style-name="P10"><text:s text:c="28"/>+ std::to_string(time));</text:p>
      <text:p text:style-name="P10"><text:s text:c="16"/>}</text:p>
      <text:p text:style-name="P10"><text:s text:c="12"/>} else {</text:p>
      <text:p text:style-name="P10"><text:s text:c="16"/>int nextId = path.front();</text:p>
      <text:p text:style-name="P10"><text:s text:c="16"/>path.erase(path.begin());</text:p>
      <text:p text:style-name="P10"><text:s text:c="16"/>std::stringstream msg;</text:p>
      <text:p text:style-name="P10"><text:s text:c="16"/>msg &lt;&lt; "exec " &lt;&lt; subcommand &lt;&lt; " " &lt;&lt; path.size();</text:p>
      <text:p text:style-name="P10"><text:s text:c="16"/>for(int i : path) {</text:p>
      <text:p text:style-name="P10"><text:s text:c="20"/>msg &lt;&lt; " " &lt;&lt; i;</text:p>
      <text:p text:style-name="P10"><text:s text:c="16"/>}</text:p>
      <text:p text:style-name="P10"><text:soft-page-break/><text:s text:c="16"/>SendMessage(sockets.at(nextId), msg.str());</text:p>
      <text:p text:style-name="P10"><text:s text:c="16"/>SendMessage(parentSocket, ReceiveMessage(sockets.at(nextId)));</text:p>
      <text:p text:style-name="P10"><text:s text:c="12"/>}</text:p>
      <text:p text:style-name="P10"><text:s text:c="8"/>} else if(command == "ping") {</text:p>
      <text:p text:style-name="P10"><text:s text:c="12"/>int size;</text:p>
      <text:p text:style-name="P10"><text:s text:c="12"/>s &gt;&gt; size;</text:p>
      <text:p text:style-name="P10"><text:s text:c="12"/>std::vector&lt;int&gt; path(size);</text:p>
      <text:p text:style-name="P10"><text:s text:c="12"/>for(int i = 0; i &lt; size; ++i) {</text:p>
      <text:p text:style-name="P10"><text:s text:c="16"/>s &gt;&gt; path[i];</text:p>
      <text:p text:style-name="P10"><text:s text:c="12"/>}</text:p>
      <text:p text:style-name="P10"><text:s text:c="12"/>if(path.empty()) {</text:p>
      <text:p text:style-name="P10"><text:s text:c="16"/>SendMessage(parentSocket, "Ok: 1");</text:p>
      <text:p text:style-name="P10"><text:s text:c="12"/>} else {</text:p>
      <text:p text:style-name="P10"><text:s text:c="16"/>int nextId = path.front();</text:p>
      <text:p text:style-name="P10"><text:s text:c="16"/>path.erase(path.begin());</text:p>
      <text:p text:style-name="P10"><text:s text:c="16"/>std::stringstream msg;</text:p>
      <text:p text:style-name="P10"><text:s text:c="16"/>msg &lt;&lt; "ping " &lt;&lt; path.size();</text:p>
      <text:p text:style-name="P10"><text:s text:c="16"/>for(int i : path) {</text:p>
      <text:p text:style-name="P10"><text:s text:c="20"/>msg &lt;&lt; " " &lt;&lt; i;</text:p>
      <text:p text:style-name="P10"><text:s text:c="16"/>}</text:p>
      <text:p text:style-name="P10"><text:s text:c="16"/>std::string received;</text:p>
      <text:p text:style-name="P10"><text:s text:c="16"/>if(!SendMessage(sockets.at(nextId), msg.str())) {</text:p>
      <text:p text:style-name="P10"><text:s text:c="20"/>received = "Node is unavailable";</text:p>
      <text:p text:style-name="P10"><text:s text:c="16"/>} else {</text:p>
      <text:p text:style-name="P10"><text:s text:c="20"/>received = ReceiveMessage(sockets.at(nextId));</text:p>
      <text:p text:style-name="P10"><text:s text:c="16"/>}</text:p>
      <text:p text:style-name="P10"><text:s text:c="16"/>SendMessage(parentSocket, received);</text:p>
      <text:p text:style-name="P10"><text:s text:c="12"/>}</text:p>
      <text:p text:style-name="P10"><text:s text:c="8"/>} else if(command == "kill") {</text:p>
      <text:p text:style-name="P10"><text:s text:c="12"/>for(auto&amp; item : sockets) {</text:p>
      <text:p text:style-name="P10"><text:s text:c="16"/>SendMessage(item.second, "kill");</text:p>
      <text:p text:style-name="P10"><text:s text:c="16"/>ReceiveMessage(item.second);</text:p>
      <text:p text:style-name="P10"><text:s text:c="16"/>kill(pids[item.first], SIGTERM);</text:p>
      <text:p text:style-name="P10"><text:s text:c="16"/>kill(pids[item.first], SIGKILL);</text:p>
      <text:p text:style-name="P10"><text:s text:c="12"/>}</text:p>
      <text:p text:style-name="P10"><text:s text:c="12"/>SendMessage(parentSocket, "Ok");</text:p>
      <text:p text:style-name="P10"><text:s text:c="8"/>}</text:p>
      <text:p text:style-name="P10"><text:s text:c="8"/>if(parentPort == 0) {</text:p>
      <text:p text:style-name="P10"><text:s text:c="12"/>break;</text:p>
      <text:p text:style-name="P10"><text:s text:c="8"/>}</text:p>
      <text:p text:style-name="P10"><text:s text:c="4"/>}</text:p>
      <text:p text:style-name="P10">}</text:p>
      <text:p text:style-name="P10"/>
      <text:p text:style-name="P10"/>
      <text:p text:style-name="P10">CmakeLists.txt</text:p>
      <text:p text:style-name="P10"><text:soft-page-break/>cmake_minimum_required(VERSION 3.1)</text:p>
      <text:p text:style-name="P10">project(lab6)</text:p>
      <text:p text:style-name="P10"/>
      <text:p text:style-name="P10">set(CMAKE_CXX_STANDARD 17)</text:p>
      <text:p text:style-name="P10">add_executable(main handlerNode.cpp)</text:p>
      <text:p text:style-name="P10">add_executable(calcNode calcNode.cpp)</text:p>
      <text:p text:style-name="P10">add_library(sockets socketRoutine.cpp socketRoutine.hpp)</text:p>
      <text:p text:style-name="P10"/>
      <text:p text:style-name="P10">target_link_libraries(sockets zmq)</text:p>
      <text:p text:style-name="P10">target_link_libraries(main zmq sockets)</text:p>
      <text:p text:style-name="P10">target_link_libraries(calcNode zmq sockets)</text:p>
      <text:p text:style-name="P10"/>
      <text:p text:style-name="P10"/>
      <text:p text:style-name="P10">handlerNode.cpp</text:p>
      <text:p text:style-name="P10"/>
      <text:p text:style-name="P10">#include &lt;iostream&gt;</text:p>
      <text:p text:style-name="P10">#include &lt;chrono&gt;</text:p>
      <text:p text:style-name="P10">#include &lt;string&gt;</text:p>
      <text:p text:style-name="P10">#include &lt;zmq.hpp&gt;</text:p>
      <text:p text:style-name="P10">#include &lt;vector&gt;</text:p>
      <text:p text:style-name="P10">#include &lt;csignal&gt;</text:p>
      <text:p text:style-name="P10">#include &lt;sstream&gt;</text:p>
      <text:p text:style-name="P10">#include &lt;memory&gt;</text:p>
      <text:p text:style-name="P10">#include &lt;unordered_map&gt;</text:p>
      <text:p text:style-name="P10"/>
      <text:p text:style-name="P10">#include "socketRoutine.hpp"</text:p>
      <text:p text:style-name="P10"/>
      <text:p text:style-name="P10">struct TreeNode { <text:s text:c="3"/></text:p>
      <text:p text:style-name="P10"><text:s text:c="4"/>TreeNode(int id, std::weak_ptr&lt;TreeNode&gt; parent) : id(id), parent(parent) {};</text:p>
      <text:p text:style-name="P10"><text:s text:c="4"/>int id;</text:p>
      <text:p text:style-name="P10"><text:s text:c="4"/>std::weak_ptr&lt;TreeNode&gt; parent;</text:p>
      <text:p text:style-name="P10"><text:s text:c="4"/>std::unordered_map&lt;int, std::shared_ptr&lt;TreeNode&gt;&gt; children;</text:p>
      <text:p text:style-name="P10">};</text:p>
      <text:p text:style-name="P10"/>
      <text:p text:style-name="P10">class NTree {</text:p>
      <text:p text:style-name="P10">public:</text:p>
      <text:p text:style-name="P10"><text:s text:c="4"/>bool Insert(int nodeId, int parentId) {</text:p>
      <text:p text:style-name="P10"><text:s text:c="8"/>if(root == nullptr) {</text:p>
      <text:p text:style-name="P10"><text:s text:c="12"/>root = std::make_shared&lt;TreeNode&gt;(nodeId, std::weak_ptr&lt;TreeNode&gt;());</text:p>
      <text:p text:style-name="P10"><text:s text:c="12"/>return true;</text:p>
      <text:p text:style-name="P10"><text:s text:c="8"/>}</text:p>
      <text:p text:style-name="P10"><text:s text:c="8"/>std::vector&lt;int&gt; pathToNode = PathTo(parentId);</text:p>
      <text:p text:style-name="P10"><text:s text:c="8"/>if(pathToNode.empty()) {</text:p>
      <text:p text:style-name="P10"><text:s text:c="12"/>return false;</text:p>
      <text:p text:style-name="P10"><text:s text:c="8"/>}</text:p>
      <text:p text:style-name="P10"><text:soft-page-break/><text:s text:c="8"/>pathToNode.erase(pathToNode.begin());</text:p>
      <text:p text:style-name="P10"><text:s text:c="8"/>std::shared_ptr&lt;TreeNode&gt; temp = root;</text:p>
      <text:p text:style-name="P10"><text:s text:c="8"/>for(const auto&amp; node : pathToNode) {</text:p>
      <text:p text:style-name="P10"><text:s text:c="12"/>temp = temp-&gt;children[node];</text:p>
      <text:p text:style-name="P10"><text:s text:c="8"/>}</text:p>
      <text:p text:style-name="P10"><text:s text:c="8"/>temp-&gt;children[nodeId] = std::make_shared&lt;TreeNode&gt;(nodeId, temp);</text:p>
      <text:p text:style-name="P10"><text:s text:c="8"/>return true;</text:p>
      <text:p text:style-name="P10"><text:s text:c="4"/>}</text:p>
      <text:p text:style-name="P10"/>
      <text:p text:style-name="P10"><text:s text:c="4"/>bool Remove(int nodeId) {</text:p>
      <text:p text:style-name="P10"><text:s text:c="8"/>std::vector&lt;int&gt; pathToNode = PathTo(nodeId);</text:p>
      <text:p text:style-name="P10"><text:s text:c="8"/>if(pathToNode.empty()) {</text:p>
      <text:p text:style-name="P10"><text:s text:c="12"/>return false;</text:p>
      <text:p text:style-name="P10"><text:s text:c="8"/>}</text:p>
      <text:p text:style-name="P10"><text:s text:c="8"/>pathToNode.erase(pathToNode.begin());</text:p>
      <text:p text:style-name="P10"><text:s text:c="8"/>std::shared_ptr&lt;TreeNode&gt; temp = root;</text:p>
      <text:p text:style-name="P10"><text:s text:c="8"/>for(const auto&amp; node : pathToNode) {</text:p>
      <text:p text:style-name="P10"><text:s text:c="12"/>temp = temp-&gt;children[node];</text:p>
      <text:p text:style-name="P10"><text:s text:c="8"/>}</text:p>
      <text:p text:style-name="P10"><text:s text:c="8"/>if(temp-&gt;parent.lock()) {</text:p>
      <text:p text:style-name="P10"><text:s text:c="12"/>temp = temp-&gt;parent.lock();</text:p>
      <text:p text:style-name="P10"><text:s text:c="12"/>temp-&gt;children.erase(nodeId);</text:p>
      <text:p text:style-name="P10"><text:s text:c="8"/>} else {</text:p>
      <text:p text:style-name="P10"><text:s text:c="12"/>root = nullptr;</text:p>
      <text:p text:style-name="P10"><text:s text:c="8"/>}</text:p>
      <text:p text:style-name="P10"><text:s text:c="8"/>return true;</text:p>
      <text:p text:style-name="P10"><text:s text:c="4"/>}</text:p>
      <text:p text:style-name="P10"><text:s text:c="4"/>std::vector&lt;int&gt; PathTo(int id) const {</text:p>
      <text:p text:style-name="P10"><text:s text:c="8"/>std::vector&lt;int&gt; path;</text:p>
      <text:p text:style-name="P10"><text:s text:c="8"/>if(!findNode(root, id, path)) {</text:p>
      <text:p text:style-name="P10"><text:s text:c="12"/>return {};</text:p>
      <text:p text:style-name="P10"><text:s text:c="8"/>} else {</text:p>
      <text:p text:style-name="P10"><text:s text:c="12"/>return path;</text:p>
      <text:p text:style-name="P10"><text:s text:c="8"/>}</text:p>
      <text:p text:style-name="P10"><text:s text:c="4"/>}</text:p>
      <text:p text:style-name="P10">private:</text:p>
      <text:p text:style-name="P10"><text:s text:c="4"/>bool findNode(const std::shared_ptr&lt;TreeNode&gt;&amp; current, int id, std::vector&lt;int&gt;&amp; path) const {</text:p>
      <text:p text:style-name="P10"><text:s text:c="8"/>if(!current) {</text:p>
      <text:p text:style-name="P10"><text:s text:c="12"/>return false;</text:p>
      <text:p text:style-name="P10"><text:s text:c="8"/>}</text:p>
      <text:p text:style-name="P10"><text:s text:c="8"/>if(current-&gt;id == id) {</text:p>
      <text:p text:style-name="P10"><text:s text:c="12"/>path.push_back(current-&gt;id);</text:p>
      <text:p text:style-name="P10"><text:s text:c="12"/>return true;</text:p>
      <text:p text:style-name="P10"><text:s text:c="8"/>}</text:p>
      <text:p text:style-name="P10"><text:soft-page-break/><text:s text:c="8"/>path.push_back(current-&gt;id);</text:p>
      <text:p text:style-name="P10"><text:s text:c="8"/>for(const auto&amp; node : current-&gt;children) {</text:p>
      <text:p text:style-name="P10"><text:s text:c="12"/>if(findNode(node.second, id, path)) {</text:p>
      <text:p text:style-name="P10"><text:s text:c="16"/>return true;</text:p>
      <text:p text:style-name="P10"><text:s text:c="12"/>}</text:p>
      <text:p text:style-name="P10"><text:s text:c="8"/>}</text:p>
      <text:p text:style-name="P10"><text:s text:c="8"/>path.pop_back();</text:p>
      <text:p text:style-name="P10"><text:s text:c="8"/>return false;</text:p>
      <text:p text:style-name="P10"><text:s text:c="4"/>}</text:p>
      <text:p text:style-name="P10"><text:s text:c="4"/>std::shared_ptr&lt;TreeNode&gt; root = nullptr;</text:p>
      <text:p text:style-name="P10">};</text:p>
      <text:p text:style-name="P10"/>
      <text:p text:style-name="P10">int main() {</text:p>
      <text:p text:style-name="P10"><text:s text:c="4"/>NTree calcs;</text:p>
      <text:p text:style-name="P10"><text:s text:c="4"/>std::string action;</text:p>
      <text:p text:style-name="P10"><text:s text:c="4"/>int childPid = 0;</text:p>
      <text:p text:style-name="P10"><text:s text:c="4"/>int childId = 0;</text:p>
      <text:p text:style-name="P10"><text:s text:c="4"/>zmq::context_t ctx(1);</text:p>
      <text:p text:style-name="P10"><text:s text:c="4"/>zmq::socket_t handlerSocket(ctx, ZMQ_REQ);</text:p>
      <text:p text:style-name="P10"><text:s text:c="4"/>handlerSocket.setsockopt(ZMQ_SNDTIMEO, 5000);</text:p>
      <text:p text:style-name="P10"><text:s text:c="4"/>handlerSocket.setsockopt(ZMQ_LINGER, 5000);</text:p>
      <text:p text:style-name="P10"><text:s text:c="4"/>handlerSocket.setsockopt(ZMQ_RCVTIMEO, 5000);</text:p>
      <text:p text:style-name="P10"><text:s text:c="4"/>handlerSocket.setsockopt(ZMQ_REQ_CORRELATE, 1);</text:p>
      <text:p text:style-name="P10"><text:s text:c="4"/>handlerSocket.setsockopt(ZMQ_REQ_RELAXED, 1);</text:p>
      <text:p text:style-name="P10"><text:s text:c="4"/>int portNumber = BindSocket(handlerSocket);</text:p>
      <text:p text:style-name="P10"><text:s text:c="4"/>std::cout &lt;&lt; portNumber &lt;&lt; std::endl;</text:p>
      <text:p text:style-name="P10"><text:s text:c="4"/>while(true) {</text:p>
      <text:p text:style-name="P10"><text:s text:c="8"/>std::cin &gt;&gt; action;</text:p>
      <text:p text:style-name="P10"><text:s text:c="8"/>if(action == "create") {</text:p>
      <text:p text:style-name="P10"><text:s text:c="12"/>int nodeId, parentId;</text:p>
      <text:p text:style-name="P10"><text:s text:c="12"/>std::string result;</text:p>
      <text:p text:style-name="P10"><text:s text:c="12"/>std::cin &gt;&gt; nodeId &gt;&gt; parentId;</text:p>
      <text:p text:style-name="P10"><text:s text:c="12"/>if(!childPid) {</text:p>
      <text:p text:style-name="P10"><text:s text:c="16"/>childPid = fork();</text:p>
      <text:p text:style-name="P10"><text:s text:c="16"/>if(childPid == -1) {</text:p>
      <text:p text:style-name="P10"><text:s text:c="20"/>std::cout &lt;&lt; "Unable to create process" &lt;&lt; std::endl;</text:p>
      <text:p text:style-name="P10"><text:s text:c="20"/>exit(-1);</text:p>
      <text:p text:style-name="P10"><text:s text:c="16"/>} else if(childPid == 0) {</text:p>
      <text:p text:style-name="P10"><text:s text:c="20"/>CreateNode(nodeId, portNumber);</text:p>
      <text:p text:style-name="P10"><text:s text:c="16"/>} else {</text:p>
      <text:p text:style-name="P10"><text:s text:c="20"/>parentId = 0;</text:p>
      <text:p text:style-name="P10"><text:s text:c="20"/>childId = nodeId;</text:p>
      <text:p text:style-name="P10"><text:s text:c="20"/>SendMessage(handlerSocket, "pid");</text:p>
      <text:p text:style-name="P10"><text:s text:c="20"/>result = ReceiveMessage(handlerSocket);</text:p>
      <text:p text:style-name="P10"><text:s text:c="16"/>}</text:p>
      <text:p text:style-name="P10"><text:soft-page-break/><text:s text:c="12"/>} else {</text:p>
      <text:p text:style-name="P10"><text:s text:c="16"/>if(!calcs.PathTo(nodeId).empty()) {</text:p>
      <text:p text:style-name="P10"><text:s text:c="20"/>std::cout &lt;&lt; "Error: Already exists" &lt;&lt; std::endl;</text:p>
      <text:p text:style-name="P10"><text:s text:c="20"/>continue;</text:p>
      <text:p text:style-name="P10"><text:s text:c="16"/>}</text:p>
      <text:p text:style-name="P10"><text:s text:c="16"/>std::vector&lt;int&gt; path = calcs.PathTo(parentId);</text:p>
      <text:p text:style-name="P10"><text:s text:c="16"/>if(path.empty()) {</text:p>
      <text:p text:style-name="P10"><text:s text:c="20"/>std::cout &lt;&lt; "Error: Parent not found" &lt;&lt; std::endl;</text:p>
      <text:p text:style-name="P10"><text:s text:c="20"/>continue;</text:p>
      <text:p text:style-name="P10"><text:s text:c="16"/>}</text:p>
      <text:p text:style-name="P10"><text:s text:c="16"/>path.erase(path.begin());</text:p>
      <text:p text:style-name="P10"><text:s text:c="16"/>std::stringstream s;</text:p>
      <text:p text:style-name="P10"><text:s text:c="16"/>s &lt;&lt; "create " &lt;&lt; path.size();</text:p>
      <text:p text:style-name="P10"><text:s text:c="16"/>for(int id : path) {</text:p>
      <text:p text:style-name="P10"><text:s text:c="20"/>s &lt;&lt; " " &lt;&lt; id;</text:p>
      <text:p text:style-name="P10"><text:s text:c="16"/>}</text:p>
      <text:p text:style-name="P10"><text:s text:c="16"/>s &lt;&lt; " " &lt;&lt; nodeId;</text:p>
      <text:p text:style-name="P10"><text:s text:c="16"/>SendMessage(handlerSocket, s.str());</text:p>
      <text:p text:style-name="P10"><text:s text:c="16"/>result = ReceiveMessage(handlerSocket);</text:p>
      <text:p text:style-name="P10"><text:s text:c="12"/>}</text:p>
      <text:p text:style-name="P10"/>
      <text:p text:style-name="P10"><text:s text:c="12"/>if(result.substr(0, 2) == "Ok") {</text:p>
      <text:p text:style-name="P10"><text:s text:c="16"/>calcs.Insert(nodeId, parentId); <text:s text:c="15"/></text:p>
      <text:p text:style-name="P10"><text:s text:c="12"/>}</text:p>
      <text:p text:style-name="P10"><text:s text:c="12"/>std::cout &lt;&lt; result &lt;&lt; std::endl;</text:p>
      <text:p text:style-name="P10"><text:s text:c="8"/>} else if(action == "remove") {</text:p>
      <text:p text:style-name="P10"><text:s text:c="12"/>if(childPid == 0) {</text:p>
      <text:p text:style-name="P10"><text:s text:c="16"/>std::cout &lt;&lt; "Error: Not found" &lt;&lt; std::endl;</text:p>
      <text:p text:style-name="P10"><text:s text:c="16"/>continue;</text:p>
      <text:p text:style-name="P10"><text:s text:c="12"/>}</text:p>
      <text:p text:style-name="P10"><text:s text:c="12"/>int nodeId;</text:p>
      <text:p text:style-name="P10"><text:s text:c="12"/>std::cin &gt;&gt; nodeId;</text:p>
      <text:p text:style-name="P10"><text:s text:c="12"/>if(nodeId == childId) {</text:p>
      <text:p text:style-name="P10"><text:s text:c="16"/>SendMessage(handlerSocket, "kill");</text:p>
      <text:p text:style-name="P10"><text:s text:c="16"/>ReceiveMessage(handlerSocket);</text:p>
      <text:p text:style-name="P10"><text:s text:c="16"/>kill(childPid, SIGTERM);</text:p>
      <text:p text:style-name="P10"><text:s text:c="16"/>kill(childPid, SIGKILL);</text:p>
      <text:p text:style-name="P10"><text:s text:c="16"/>childId = 0;</text:p>
      <text:p text:style-name="P10"><text:s text:c="16"/>childPid = 0;</text:p>
      <text:p text:style-name="P10"><text:s text:c="16"/>std::cout &lt;&lt; "Ok" &lt;&lt; std::endl;</text:p>
      <text:p text:style-name="P10"><text:s text:c="16"/>calcs.Remove(nodeId);</text:p>
      <text:p text:style-name="P10"><text:s text:c="16"/>continue;</text:p>
      <text:p text:style-name="P10"><text:s text:c="12"/>}</text:p>
      <text:p text:style-name="P10"><text:s text:c="12"/>std::vector&lt;int&gt; path = calcs.PathTo(nodeId);</text:p>
      <text:p text:style-name="P10"><text:s text:c="12"/>if(path.empty()) {</text:p>
      <text:p text:style-name="P10"><text:soft-page-break/><text:s text:c="16"/>std::cout &lt;&lt; "Error: Not found" &lt;&lt; std::endl;</text:p>
      <text:p text:style-name="P10"><text:s text:c="16"/>continue;</text:p>
      <text:p text:style-name="P10"><text:s text:c="12"/>}</text:p>
      <text:p text:style-name="P10"><text:s text:c="12"/>path.erase(path.begin());</text:p>
      <text:p text:style-name="P10"><text:s text:c="12"/>std::stringstream s;</text:p>
      <text:p text:style-name="P10"><text:s text:c="12"/>s &lt;&lt; "remove " &lt;&lt; path.size() - 1;</text:p>
      <text:p text:style-name="P10"><text:s text:c="12"/>for(int i : path) {</text:p>
      <text:p text:style-name="P10"><text:s text:c="16"/>s &lt;&lt; " " &lt;&lt; i;</text:p>
      <text:p text:style-name="P10"><text:s text:c="12"/>}</text:p>
      <text:p text:style-name="P10"><text:s text:c="12"/>SendMessage(handlerSocket, s.str());</text:p>
      <text:p text:style-name="P10"><text:s text:c="12"/>std::string recieved = ReceiveMessage(handlerSocket);</text:p>
      <text:p text:style-name="P10"><text:s text:c="12"/>if(recieved.substr(0, 2) == "Ok") {</text:p>
      <text:p text:style-name="P10"><text:s text:c="16"/>calcs.Remove(nodeId);</text:p>
      <text:p text:style-name="P10"><text:s text:c="12"/>}</text:p>
      <text:p text:style-name="P10"><text:s text:c="12"/>std::cout &lt;&lt; recieved &lt;&lt; std::endl;</text:p>
      <text:p text:style-name="P10"><text:s text:c="8"/>} else if(action == "exec") {</text:p>
      <text:p text:style-name="P10"><text:s text:c="12"/>int nodeId;</text:p>
      <text:p text:style-name="P10"><text:s text:c="12"/>std::string subcommand;</text:p>
      <text:p text:style-name="P10"><text:s text:c="12"/>std::cin &gt;&gt; nodeId &gt;&gt; subcommand;</text:p>
      <text:p text:style-name="P10"><text:s text:c="12"/>std::vector&lt;int&gt; path = calcs.PathTo(nodeId);</text:p>
      <text:p text:style-name="P10"><text:s text:c="12"/>if(path.empty()) {</text:p>
      <text:p text:style-name="P10"><text:s text:c="16"/>std::cout &lt;&lt; "Error: Not found" &lt;&lt; std::endl;</text:p>
      <text:p text:style-name="P10"><text:s text:c="16"/>continue;</text:p>
      <text:p text:style-name="P10"><text:s text:c="12"/>}</text:p>
      <text:p text:style-name="P10"><text:s text:c="12"/>path.erase(path.begin());</text:p>
      <text:p text:style-name="P10"><text:s text:c="12"/>std::stringstream s;</text:p>
      <text:p text:style-name="P10"><text:s text:c="12"/>s &lt;&lt; "exec " &lt;&lt; subcommand &lt;&lt; " " &lt;&lt; path.size();</text:p>
      <text:p text:style-name="P10"><text:s text:c="12"/>for(int i : path) {</text:p>
      <text:p text:style-name="P10"><text:s text:c="16"/>s &lt;&lt; " " &lt;&lt; i;</text:p>
      <text:p text:style-name="P10"><text:s text:c="12"/>}</text:p>
      <text:p text:style-name="P10"><text:s text:c="12"/>SendMessage(handlerSocket, s.str());</text:p>
      <text:p text:style-name="P10"><text:s text:c="12"/>std::string received = ReceiveMessage(handlerSocket);</text:p>
      <text:p text:style-name="P10"><text:s text:c="12"/>std::cout &lt;&lt; received &lt;&lt; std::endl;</text:p>
      <text:p text:style-name="P10"><text:s text:c="8"/>} else if(action == "ping") {</text:p>
      <text:p text:style-name="P10"><text:s text:c="12"/>if(childPid == 0) {</text:p>
      <text:p text:style-name="P10"><text:s text:c="16"/>std::cout &lt;&lt; "Error: Not found" &lt;&lt; std::endl;</text:p>
      <text:p text:style-name="P10"><text:s text:c="16"/>continue;</text:p>
      <text:p text:style-name="P10"><text:s text:c="12"/>}</text:p>
      <text:p text:style-name="P10"><text:s text:c="12"/>int nodeId;</text:p>
      <text:p text:style-name="P10"><text:s text:c="12"/>std::cin &gt;&gt; nodeId;</text:p>
      <text:p text:style-name="P10"><text:s text:c="12"/>std::vector&lt;int&gt; path = calcs.PathTo(nodeId);</text:p>
      <text:p text:style-name="P10"><text:s text:c="12"/>if(path.empty()) {</text:p>
      <text:p text:style-name="P10"><text:s text:c="16"/>std::cout &lt;&lt; "Error: Not found" &lt;&lt; std::endl;</text:p>
      <text:p text:style-name="P10"><text:s text:c="16"/>continue;</text:p>
      <text:p text:style-name="P10"><text:s text:c="12"/>}</text:p>
      <text:p text:style-name="P10"><text:soft-page-break/><text:s text:c="12"/>path.erase(path.begin());</text:p>
      <text:p text:style-name="P10"><text:s text:c="12"/>std::stringstream s;</text:p>
      <text:p text:style-name="P10"><text:s text:c="12"/>s &lt;&lt; "ping " &lt;&lt; path.size();</text:p>
      <text:p text:style-name="P10"><text:s text:c="12"/>for(int i : path) {</text:p>
      <text:p text:style-name="P10"><text:s text:c="16"/>s &lt;&lt; " " &lt;&lt; i;</text:p>
      <text:p text:style-name="P10"><text:s text:c="12"/>}</text:p>
      <text:p text:style-name="P10"><text:s text:c="12"/>std::string received;</text:p>
      <text:p text:style-name="P10"><text:s text:c="12"/>if(!SendMessage(handlerSocket, s.str())) {</text:p>
      <text:p text:style-name="P10"><text:s text:c="16"/>received = "Node is unavailable";</text:p>
      <text:p text:style-name="P10"><text:s text:c="12"/>} else {</text:p>
      <text:p text:style-name="P10"><text:s text:c="16"/>received = ReceiveMessage(handlerSocket);</text:p>
      <text:p text:style-name="P10"><text:s text:c="12"/>}</text:p>
      <text:p text:style-name="P10"><text:s text:c="12"/>std::cout &lt;&lt; received &lt;&lt; std::endl;</text:p>
      <text:p text:style-name="P10"><text:s text:c="8"/>} else if(action == "exit") {</text:p>
      <text:p text:style-name="P10"><text:s text:c="12"/>SendMessage(handlerSocket, "kill"); <text:s text:c="11"/></text:p>
      <text:p text:style-name="P10"><text:s text:c="12"/>ReceiveMessage(handlerSocket);</text:p>
      <text:p text:style-name="P10"><text:s text:c="12"/>kill(childPid, SIGTERM);</text:p>
      <text:p text:style-name="P10"><text:s text:c="12"/>kill(childPid, SIGKILL);</text:p>
      <text:p text:style-name="P10"><text:s text:c="12"/>break;</text:p>
      <text:p text:style-name="P10"><text:s text:c="8"/>} else {</text:p>
      <text:p text:style-name="P10"><text:s text:c="12"/>std::cout &lt;&lt; "Unknown command" &lt;&lt; std::endl;</text:p>
      <text:p text:style-name="P10"><text:s text:c="8"/>}</text:p>
      <text:p text:style-name="P10"><text:s text:c="8"/>action.clear();</text:p>
      <text:p text:style-name="P10"><text:s text:c="4"/>}</text:p>
      <text:p text:style-name="P10"><text:s text:c="4"/>return 0;</text:p>
      <text:p text:style-name="P10">}</text:p>
      <text:p text:style-name="P10"/>
      <text:p text:style-name="P10"/>
      <text:p text:style-name="P10">socketRoutine.cpp</text:p>
      <text:p text:style-name="P10"/>
      <text:p text:style-name="P10">#include "socketRoutine.hpp"</text:p>
      <text:p text:style-name="P10">#include &lt;iostream&gt;</text:p>
      <text:p text:style-name="P10"/>
      <text:p text:style-name="P10">bool SendMessage(zmq::socket_t&amp; socket, const std::string&amp; message) {</text:p>
      <text:p text:style-name="P10"><text:s text:c="4"/>zmq::message_t m(message.size());</text:p>
      <text:p text:style-name="P10"><text:s text:c="4"/>memcpy(m.data(), message.c_str(), message.size());</text:p>
      <text:p text:style-name="P10"><text:s text:c="4"/>try {</text:p>
      <text:p text:style-name="P10"><text:s text:c="8"/>socket.send(m);</text:p>
      <text:p text:style-name="P10"><text:s text:c="8"/>return true;</text:p>
      <text:p text:style-name="P10"><text:s text:c="4"/>} catch(...) {</text:p>
      <text:p text:style-name="P10"><text:s text:c="8"/>return false;</text:p>
      <text:p text:style-name="P10"><text:s text:c="4"/>}</text:p>
      <text:p text:style-name="P10">}</text:p>
      <text:p text:style-name="P10"/>
      <text:p text:style-name="P10">std::string ReceiveMessage(zmq::socket_t&amp; socket) {</text:p>
      <text:p text:style-name="P10"><text:soft-page-break/><text:s text:c="4"/>zmq::message_t message;</text:p>
      <text:p text:style-name="P10"><text:s text:c="4"/>bool messageReceived;</text:p>
      <text:p text:style-name="P10"><text:s text:c="4"/>try {</text:p>
      <text:p text:style-name="P10"><text:s text:c="8"/>messageReceived = socket.recv(&amp;message);</text:p>
      <text:p text:style-name="P10"><text:s text:c="4"/>} catch(...) {</text:p>
      <text:p text:style-name="P10"><text:s text:c="8"/>messageReceived = false;</text:p>
      <text:p text:style-name="P10"><text:s text:c="4"/>}</text:p>
      <text:p text:style-name="P10"/>
      <text:p text:style-name="P10"><text:s text:c="4"/>std::string received(static_cast&lt;char*&gt;(message.data()), message.size());</text:p>
      <text:p text:style-name="P10"><text:s text:c="4"/></text:p>
      <text:p text:style-name="P10"><text:s text:c="4"/>if(!messageReceived || received.empty()) {</text:p>
      <text:p text:style-name="P10"><text:s text:c="8"/>return "Error: Node is unavailable";</text:p>
      <text:p text:style-name="P10"><text:s text:c="4"/>} else {</text:p>
      <text:p text:style-name="P10"><text:s text:c="8"/>return received;</text:p>
      <text:p text:style-name="P10"><text:s text:c="4"/>}</text:p>
      <text:p text:style-name="P10">}</text:p>
      <text:p text:style-name="P10"/>
      <text:p text:style-name="P10">int BindSocket(zmq::socket_t&amp; socket) {</text:p>
      <text:p text:style-name="P10"><text:s text:c="4"/>int port = 30000;</text:p>
      <text:p text:style-name="P10"><text:s text:c="4"/>std::string portTemplate = "tcp://127.0.0.1:";</text:p>
      <text:p text:style-name="P10"><text:s text:c="4"/>while(true) {</text:p>
      <text:p text:style-name="P10"><text:s text:c="8"/>try {</text:p>
      <text:p text:style-name="P10"><text:s text:c="12"/>socket.bind(portTemplate + std::to_string(port));</text:p>
      <text:p text:style-name="P10"><text:s text:c="12"/>break;</text:p>
      <text:p text:style-name="P10"><text:s text:c="8"/>} catch(...) {</text:p>
      <text:p text:style-name="P10"><text:s text:c="12"/>port++;</text:p>
      <text:p text:style-name="P10"><text:s text:c="8"/>}</text:p>
      <text:p text:style-name="P10"><text:s text:c="4"/>}</text:p>
      <text:p text:style-name="P10"><text:s text:c="4"/>return port;</text:p>
      <text:p text:style-name="P10">}</text:p>
      <text:p text:style-name="P10"/>
      <text:p text:style-name="P10">void CreateNode(int id, int portNumber) {</text:p>
      <text:p text:style-name="P10"><text:s text:c="4"/>char* arg0 = strdup("./calcNode");</text:p>
      <text:p text:style-name="P10"><text:s text:c="4"/>char* arg1 = strdup((std::to_string(id)).c_str());</text:p>
      <text:p text:style-name="P10"><text:s text:c="4"/>char* arg2 = strdup((std::to_string(portNumber)).c_str());</text:p>
      <text:p text:style-name="P10"><text:s text:c="4"/>char* args[] = {arg0, arg1, arg2, nullptr};</text:p>
      <text:p text:style-name="P10"><text:s text:c="4"/>execv("./calcNode", args);</text:p>
      <text:p text:style-name="P10">}</text:p>
      <text:p text:style-name="P10"/>
      <text:p text:style-name="P10">socketRoutine.hpp</text:p>
      <text:p text:style-name="P10"/>
      <text:p text:style-name="P10"/>
      <text:p text:style-name="P10">#pragma once</text:p>
      <text:p text:style-name="P10"/>
      <text:p text:style-name="P10">#include &lt;zmq.hpp&gt;</text:p>
      <text:p text:style-name="P10"><text:soft-page-break/>#include &lt;unistd.h&gt;</text:p>
      <text:p text:style-name="P10">#include &lt;string&gt;</text:p>
      <text:p text:style-name="P10"/>
      <text:p text:style-name="P10">bool SendMessage(zmq::socket_t&amp; socket, const std::string&amp; message);</text:p>
      <text:p text:style-name="P10"/>
      <text:p text:style-name="P10">std::string ReceiveMessage(zmq::socket_t&amp; socket);</text:p>
      <text:p text:style-name="P10"/>
      <text:p text:style-name="P10">int BindSocket(zmq::socket_t&amp; socket);</text:p>
      <text:p text:style-name="P10"/>
      <text:p text:style-name="P10">void CreateNode(int id, int portNumber);</text:p>
      <text:p text:style-name="P10"/>
      <text:p text:style-name="P10"/>
      <text:p text:style-name="P10"/>
      <text:p text:style-name="P10"/>
      <text:p text:style-name="P8">Демонстрация работы программы</text:p>
      <text:p text:style-name="P8"/>
      <text:p text:style-name="P11"><text:span text:style-name="T14">sergey@sergey-RedmiBook-14</text:span><text:span text:style-name="T15">:</text:span><text:span text:style-name="T16">~/labs/OS/lab6/build</text:span><text:span text:style-name="T15">$ ./main  </text:span><text:line-break/>30000 <text:line-break/>create 2 3  <text:line-break/>Ok: 31547 <text:line-break/>create 3 2 <text:line-break/>30001 <text:line-break/>Ok: 31551 <text:line-break/>create 4 2 <text:line-break/>30002 <text:line-break/>Ok: 31556 <text:line-break/>create 5 3 <text:line-break/>30003 <text:line-break/>Ok: 31559 <text:line-break/>ping 5 <text:line-break/>Ok: 1 <text:line-break/>ping 6 <text:line-break/>Error: Not found <text:line-break/>ping 2 <text:line-break/>Ok: 1 <text:line-break/>exec 4 time <text:line-break/>Ok: 4: 0 <text:line-break/>exec 4 start <text:line-break/>Ok:4 <text:line-break/>exec 4 stop <text:line-break/>Ok:4 <text:line-break/>exec 4 time <text:line-break/>Ok: 4: 13051 <text:line-break/>exit <text:line-break/><text:soft-page-break/><text:span text:style-name="T14">sergey@sergey-RedmiBook-14</text:span><text:span text:style-name="T15">:</text:span><text:span text:style-name="T16">~/labs/OS/lab6/build</text:span><text:span text:style-name="T15">$ ps </text:span><text:line-break/> PID TTY          TIME CMD <text:line-break/>2295 pts/1    00:00:00 zsh <text:line-break/>2301 pts/1    00:00:01 bash <text:line-break/>31567 pts/1    00:00:00 ps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Вывод</text:p>
      <text:p text:style-name="P8"/>
      <text:p text:style-name="P10">В ходе выполнения лабораторной работы я познакомился с очередью сообщений ZeroMQ, а конкретнее с сокетами, реализующими паттерн Request-Reply, <text:span text:style-name="T13">а также получил опыт написания распределенных сист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7:51:23.597562370</dc:date>
    <meta:editing-duration>PT6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7" meta:paragraph-count="512" meta:word-count="1760" meta:character-count="19178" meta:non-whitespace-character-count="12869"/>
  </office:meta>
</office:document-meta>
</file>